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679cm" fo:min-width="6.588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2.548cm"/>
      <style:paragraph-properties style:writing-mode="lr-tb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0.836cm" fo:min-width="2.54cm"/>
      <style:paragraph-properties style:writing-mode="lr-tb"/>
    </style:style>
    <style:style style:name="gr5" style:family="graphic" style:parent-style-name="standard">
      <style:graphic-properties draw:stroke="none" draw:fill-color="#158466" draw:textarea-horizontal-align="justify" draw:textarea-vertical-align="middle" draw:auto-grow-height="false" fo:min-height="1.782cm" fo:min-width="2.548cm"/>
      <style:paragraph-properties style:writing-mode="lr-tb"/>
    </style:style>
    <style:style style:name="gr6" style:family="graphic" style:parent-style-name="standard">
      <style:graphic-properties draw:stroke="none" draw:fill-color="#800080" draw:textarea-horizontal-align="justify" draw:textarea-vertical-align="middle" draw:auto-grow-height="false" fo:min-height="1.782cm" fo:min-width="2.548cm"/>
      <style:paragraph-properties style:writing-mode="lr-tb"/>
    </style:style>
    <style:style style:name="gr7" style:family="graphic" style:parent-style-name="standard">
      <style:graphic-properties draw:stroke="none" draw:fill-color="#158466" draw:textarea-horizontal-align="justify" draw:textarea-vertical-align="middle" draw:auto-grow-height="false" fo:min-height="3.532cm" fo:min-width="6.712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2.797cm" fo:min-width="3.16cm"/>
      <style:paragraph-properties style:writing-mode="lr-tb"/>
    </style:style>
    <style:style style:name="gr9" style:family="graphic" style:parent-style-name="standard">
      <style:graphic-properties draw:stroke="none" draw:fill-color="#ff4000" draw:textarea-horizontal-align="justify" draw:textarea-vertical-align="middle" draw:auto-grow-height="false" fo:min-height="4.21cm" fo:min-width="6.638cm"/>
    </style:style>
    <style:style style:name="gr10" style:family="graphic" style:parent-style-name="standard">
      <style:graphic-properties draw:stroke="none" draw:fill-color="#800080" draw:textarea-horizontal-align="justify" draw:textarea-vertical-align="middle" draw:auto-grow-height="false" fo:min-height="1.39cm" fo:min-width="2.548cm"/>
      <style:paragraph-properties style:writing-mode="lr-tb"/>
    </style:style>
    <style:style style:name="gr11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8.39cm"/>
      <style:paragraph-properties style:writing-mode="lr-tb"/>
    </style:style>
    <style:style style:name="gr14" style:family="graphic" style:parent-style-name="standard">
      <style:graphic-properties draw:stroke="none" draw:fill-color="#158466" draw:textarea-horizontal-align="justify" draw:textarea-vertical-align="middle" draw:auto-grow-height="false" fo:min-height="0.893cm" fo:min-width="5.2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co1" style:family="table-column">
      <style:table-column-properties style:column-width="8.473cm" style:use-optimal-column-width="false"/>
    </style:style>
    <style:style style:name="co2" style:family="table-column">
      <style:table-column-properties style:column-width="16.925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7.778cm" style:use-optimal-column-width="false"/>
    </style:style>
    <style:style style:name="co5" style:family="table-column">
      <style:table-column-properties style:column-width="6.671cm" style:use-optimal-column-width="false"/>
    </style:style>
    <style:style style:name="co6" style:family="table-column">
      <style:table-column-properties style:column-width="5.138cm" style:use-optimal-column-width="false"/>
    </style:style>
    <style:style style:name="co7" style:family="table-column">
      <style:table-column-properties style:column-width="3.137cm" style:use-optimal-column-width="false"/>
    </style:style>
    <style:style style:name="co8" style:family="table-column">
      <style:table-column-properties style:column-width="3.881cm" style:use-optimal-column-width="false"/>
    </style:style>
    <style:style style:name="co9" style:family="table-column">
      <style:table-column-properties style:column-width="5.947cm" style:use-optimal-column-width="false"/>
    </style:style>
    <style:style style:name="co10" style:family="table-column">
      <style:table-column-properties style:column-width="7.6cm" style:use-optimal-column-width="false"/>
    </style:style>
    <style:style style:name="ro1" style:family="table-row">
      <style:table-row-properties style:row-height="1.894cm" style:use-optimal-row-height="false"/>
    </style:style>
    <style:style style:name="ro2" style:family="table-row">
      <style:table-row-properties style:row-height="2.059cm" style:use-optimal-row-height="false"/>
    </style:style>
    <style:style style:name="ro3" style:family="table-row">
      <style:table-row-properties style:row-height="2.105cm" style:use-optimal-row-height="false"/>
    </style:style>
    <style:style style:name="ro4" style:family="table-row">
      <style:table-row-properties style:row-height="2.212cm" style:use-optimal-row-height="false"/>
    </style:style>
    <style:style style:name="ro5" style:family="table-row">
      <style:table-row-properties style:row-height="2.21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3" style:family="paragraph">
      <style:paragraph-properties fo:text-align="center" style:writing-mode="lr-tb"/>
      <style:text-properties fo:color="#ffffff" fo:font-size="16pt" style:font-size-asian="16pt" style:font-size-complex="16pt"/>
    </style:style>
    <style:style style:name="P4" style:family="paragraph">
      <loext:graphic-properties draw:fill-color="#ff4000"/>
      <style:paragraph-properties fo:text-align="center" style:writing-mode="lr-tb"/>
      <style:text-properties fo:color="#ffffff" fo:font-size="16pt" style:font-size-asian="16pt" style:font-size-complex="16pt"/>
    </style:style>
    <style:style style:name="P5" style:family="paragraph">
      <loext:graphic-properties draw:fill-color="#bf0041"/>
      <style:paragraph-properties fo:text-align="center" style:writing-mode="lr-tb"/>
      <style:text-properties fo:color="#ffffff" fo:font-size="16pt" style:font-size-asian="16pt" style:font-size-complex="16pt"/>
    </style:style>
    <style:style style:name="P6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7" style:family="paragraph">
      <loext:graphic-properties draw:fill-color="#158466"/>
      <style:paragraph-properties fo:text-align="center" style:writing-mode="lr-tb"/>
      <style:text-properties fo:color="#ffffff" fo:font-size="12pt" style:font-size-asian="12pt" style:font-size-complex="12pt"/>
    </style:style>
    <style:style style:name="P8" style:family="paragraph">
      <loext:graphic-properties draw:fill-color="#800080"/>
      <style:paragraph-properties fo:text-align="center" style:writing-mode="lr-tb"/>
      <style:text-properties fo:color="#ffffff" fo:font-size="12pt" style:font-size-asian="12pt" style:font-size-complex="12pt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a933"/>
    </style:style>
    <style:style style:name="P11" style:family="paragraph">
      <loext:graphic-properties draw:fill-color="#ff8000"/>
      <style:paragraph-properties fo:text-align="center" style:writing-mode="lr-tb"/>
      <style:text-properties fo:color="#ffffff" fo:font-size="12pt" style:font-size-asian="12pt" style:font-size-complex="12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color="#ffffff" fo:font-size="14pt" style:font-size-asian="14pt" style:font-size-complex="14pt"/>
    </style:style>
    <style:style style:name="P17" style:family="paragraph">
      <loext:graphic-properties draw:fill-color="#158466"/>
      <style:paragraph-properties fo:text-align="center" style:writing-mode="lr-tb"/>
      <style:text-properties fo:color="#ffffff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2a6099" fo:font-size="32pt" style:font-size-asian="32pt" style:font-size-complex="32pt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color="#000000"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P23" style:family="paragraph">
      <style:paragraph-properties fo:text-align="center"/>
      <style:text-properties style:font-size-asian="20pt" style:font-size-complex="20pt"/>
    </style:style>
    <style:style style:name="P24" style:family="paragraph">
      <style:paragraph-properties fo:text-align="center"/>
      <style:text-properties fo:color="#ff4000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4000" fo:font-size="32pt" style:font-size-asian="32pt" style:font-size-complex="32pt"/>
    </style:style>
    <style:style style:name="P26" style:family="paragraph">
      <style:paragraph-properties fo:text-align="center"/>
      <style:text-properties fo:color="#158466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158466" fo:font-size="32pt" style:font-size-asian="32pt" style:font-size-complex="32pt"/>
    </style:style>
    <style:style style:name="T1" style:family="text">
      <style:text-properties fo:color="#2a6099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00a933"/>
    </style:style>
    <style:style style:name="T5" style:family="text">
      <style:text-properties fo:color="#ff0000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2a6099" fo:font-size="32pt" style:font-size-asian="32pt" style:font-size-complex="32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4000" fo:font-size="32pt" style:font-size-asian="32pt" style:font-size-complex="32pt"/>
    </style:style>
    <style:style style:name="T14" style:family="text">
      <style:text-properties fo:color="#158466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2cm" svg:height="5.461cm" svg:x="2.90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cm" svg:height="1.27cm" svg:x="3.921cm" svg:y="1.635cm">
          <draw:text-box>
            <text:p text:style-name="P1"><text:span text:style-name="T1">銀行</text:span></text:p>
          </draw:text-box>
        </draw:frame>
        <draw:custom-shape draw:style-name="gr3" draw:text-style-name="P4" draw:layer="layout" svg:width="3.048cm" svg:height="1.143cm" svg:x="3.421cm" svg:y="3.521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3.421cm" svg:y="5.121cm">
          <text:p text:style-name="P3"><text:span text:style-name="T2">銀行私鑰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048cm" svg:height="2.032cm" svg:x="6.715cm" svg:y="3.413cm">
          <text:p text:style-name="P6"><text:span text:style-name="T3">隨機生成的</text:span></text:p>
          <text:p text:style-name="P6"><text:span text:style-name="T3">數位貨幣</text:span></text:p>
          <text:p text:style-name="P6"><text:span text:style-name="T3">(</text:span><text:span text:style-name="T3">字串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48cm" svg:height="2.032cm" svg:x="6.715cm" svg:y="5.826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7.62cm" svg:height="4.19cm" svg:x="17.406cm" svg:y="2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5.08cm" svg:height="1.27cm" svg:x="18.422cm" svg:y="1.636cm">
          <draw:text-box>
            <text:p text:style-name="P1"><text:span text:style-name="T4">使用者</text:span></text:p>
          </draw:text-box>
        </draw:frame>
        <draw:custom-shape draw:style-name="gr3" draw:text-style-name="P4" draw:layer="layout" svg:width="3.048cm" svg:height="1.143cm" svg:x="17.922cm" svg:y="3.522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17.922cm" svg:y="5.122cm">
          <text:p text:style-name="P3"><text:span text:style-name="T2">銀行公鑰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21.216cm" svg:y="3.414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</text:span><text:span text:style-name="T3">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7.62cm" svg:height="4.942cm" svg:x="2.906cm" svg:y="11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5.08cm" svg:height="1.27cm" svg:x="3.922cm" svg:y="10.536cm">
          <draw:text-box>
            <text:p text:style-name="P1"><text:span text:style-name="T5">商店</text:span></text:p>
          </draw:text-box>
        </draw:frame>
        <draw:custom-shape draw:style-name="gr4" draw:text-style-name="P5" draw:layer="layout" svg:width="3.04cm" svg:height="1.086cm" svg:x="6.977cm" svg:y="12.741cm">
          <text:p text:style-name="P3"><text:span text:style-name="T6">銀行</text:span><text:span text:style-name="T2">公鑰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048cm" svg:height="1.64cm" svg:x="6.969cm" svg:y="14.335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0.526cm" svg:y1="14.277cm" svg:x2="21.216cm" svg:y2="7.096cm" draw:start-shape="id1" draw:start-glue-point="1" draw:end-shape="id2" draw:end-glue-point="2" svg:d="M10526 14277h10690v-7181" svg:viewBox="0 0 10691 7182">
          <text:p/>
        </draw:connector>
        <draw:custom-shape draw:style-name="gr10" draw:text-style-name="P8" draw:layer="layout" svg:width="3.048cm" svg:height="1.64cm" svg:x="14.335cm" svg:y="12.049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line-skew="0cm 0.896cm" svg:x1="25.026cm" svg:y1="5.001cm" svg:x2="6.716cm" svg:y2="16.748cm" draw:start-shape="id2" draw:start-glue-point="1" draw:end-shape="id1" draw:end-glue-point="2" svg:d="M25026 5001h501v13144h-18811v-1397" svg:viewBox="0 0 18812 13145">
          <text:p/>
        </draw:connector>
        <draw:custom-shape draw:style-name="gr8" draw:text-style-name="P11" draw:layer="layout" svg:width="3.66cm" svg:height="3.047cm" svg:x="19.542cm" svg:y="14.843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89cm" svg:height="1.143cm" svg:x="9.255cm" svg:y="18.526cm">
          <text:p text:style-name="P15"><text:span text:style-name="T7">（使用者</text:span><text:span text:style-name="T7">ID+</text:span><text:span text:style-name="T7">序列號）⊕隨機數字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5.715cm" svg:height="1.143cm" svg:x="18.526cm" svg:y="18.526cm">
          <text:p text:style-name="P15"><text:span text:style-name="T7">隨機數字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3.159cm" svg:y="13.065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0.525cm" svg:y1="5.635cm" svg:x2="17.406cm" svg:y2="5.001cm" draw:start-shape="id3" draw:start-glue-point="1" draw:end-shape="id2" draw:end-glue-point="3" svg:d="M10525 5635h3441v-634h3440" svg:viewBox="0 0 6882 635">
          <text:p/>
        </draw:connector>
        <draw:custom-shape draw:style-name="gr8" draw:text-style-name="P11" draw:layer="layout" svg:width="3.66cm" svg:height="3.047cm" svg:x="11.668cm" svg:y="1.508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-1.024cm" svg:x1="2.906cm" svg:y1="14.277cm" svg:x2="2.905cm" svg:y2="5.635cm" draw:start-shape="id1" draw:start-glue-point="3" draw:end-shape="id3" draw:end-glue-point="3" svg:d="M2906 14277h-1525v-8642h1524" svg:viewBox="0 0 1526 8643">
          <text:p/>
        </draw:connector>
        <draw:custom-shape draw:style-name="gr6" draw:text-style-name="P8" draw:layer="layout" svg:width="3.048cm" svg:height="2.032cm" svg:x="1.762cm" svg:y="8.874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11.399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2">
                <text:list text:style-name="L2">
                  <text:list-header>
                    <text:p text:style-name="P1"><text:span text:style-name="T10">/get-currenc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19"><text:span text:style-name="T9">輸入格式範例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"><text:span text:style-name="T9">{“user_name”:”abc”,</text:span></text:p>
                    <text:p text:style-name="P1"><text:span text:style-name="T9">”</text:span><text:span text:style-name="T9">user_password”:”123”,</text:span></text:p>
                  </text:list-header>
                </text:list>
                <text:list text:style-name="L2">
                  <text:list-header>
                    <text:p text:style-name="P20"><text:span text:style-name="T9">”</text:span><text:span text:style-name="T9">withdrawal_number”:”1”,</text:span></text:p>
                    <text:p text:style-name="P20"><text:span text:style-name="T9">“</text:span><text:span text:style-name="T9">user_rsa_public_key”:”(base64)”}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9"><text:span text:style-name="T9">輸入方法</text:span></text:p>
              </table:table-cell>
              <table:table-cell>
                <text:p text:style-name="P20"><text:span text:style-name="T9">POS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1"><text:span text:style-name="T9">輸出格式範例</text:span></text:p>
                  </text:list-header>
                </text:list>
              </table:table-cell>
              <table:table-cell table:style-name="ce1">
                <text:p text:style-name="P20"><text:span text:style-name="T9">{“Status”:”Success”,</text:span></text:p>
                <text:p text:style-name="P20"><text:span text:style-name="T11">“</text:span><text:span text:style-name="T11">cipher_currency”:”(base64)”</text:span><text:span text:style-name="T9">}</text:span></text:p>
              </table:table-cell>
            </table:table-row>
            <table:table-row table:style-name="ro1">
              <table:table-cell table:style-name="ce3">
                <text:list text:style-name="L1">
                  <text:list-header>
                    <text:p text:style-name="P1"><text:span text:style-name="T9">輸入格式範例</text:span></text:p>
                    <text:p text:style-name="P1"><text:span text:style-name="T9">(</text:span><text:span text:style-name="T9">銀行公鑰匙加密</text:span><text:span text:style-name="T9">)</text:span></text:p>
                  </text:list-header>
                </text:list>
              </table:table-cell>
              <table:table-cell table:style-name="ce1">
                <text:list text:continue-numbering="true" text:style-name="L1">
                  <text:list-header>
                    <text:p text:style-name="P1"><text:span text:style-name="T11">{“cipher_user_input”:”(base64)</text:span><text:span text:style-name="T9">”,</text:span></text:p>
                    <text:p text:style-name="P1"><text:span text:style-name="T11">“</text:span><text:span text:style-name="T11">user_rsa_public_key”:(base64)</text:span><text:span text:style-name="T9">}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驗證</text:span><text:span text:style-name="T8">結果</text:span></text:p>
          </draw:text-box>
        </draw:frame>
        <draw:frame draw:style-name="standard" draw:layer="layout" svg:width="25.397cm" svg:height="9.884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2">
                <text:list text:style-name="L2">
                  <text:list-header>
                    <text:p text:style-name="P1"><text:span text:style-name="T10">/verificatio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19"><text:span text:style-name="T9">輸入格式範例</text:span></text:p>
                  </text:list-header>
                </text:list>
              </table:table-cell>
              <table:table-cell/>
            </table:table-row>
            <table:table-row table:style-name="ro1" table:default-cell-style-name="ce1">
              <table:table-cell>
                <text:p text:style-name="P19"><text:span text:style-name="T9">輸入方法</text:span></text:p>
              </table:table-cell>
              <table:table-cell>
                <text:p text:style-name="P20"><text:span text:style-name="T9">POS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1"><text:span text:style-name="T9">輸出格式範例</text:span></text:p>
                  </text:list-header>
                </text:list>
              </table:table-cell>
              <table:table-cell table:style-name="ce1">
                <text:p text:style-name="P20"><text:span text:style-name="T9">{“Result”:”Success”}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"><text:span text:style-name="T9">輸入格式範例</text:span></text:p>
                    <text:p text:style-name="P1"><text:span text:style-name="T9">(</text:span><text:span text:style-name="T9">銀行公鑰匙加密</text:span><text:span text:style-name="T9">)</text:span></text:p>
                  </text:list-header>
                </text:list>
              </table:table-cell>
              <table:table-cell table:style-name="ce1"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7.575cm" svg:x="2.139cm" svg:y="4.8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3">
                <text:list text:style-name="L2">
                  <text:list-header>
                    <text:p text:style-name="P22"><text:span text:style-name="T9">/public-ke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19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9">不須輸入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19"><text:span text:style-name="T9">輸入方法</text:span></text:p>
              </table:table-cell>
              <table:table-cell>
                <text:p text:style-name="P20"><text:span text:style-name="T9">GE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1"><text:span text:style-name="T9">輸出格式範例</text:span></text:p>
                  </text:list-header>
                </text:list>
              </table:table-cell>
              <table:table-cell table:style-name="ce1">
                <text:p text:style-name="P20"><text:span text:style-name="T11">{"PublicKey":”(base64)</text:span><text:span text:style-name="T9">”}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standard" draw:layer="layout" svg:width="25.871cm" svg:height="4.163cm" svg:x="1.925cm" svg:y="6.69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row table:style-name="ro2" table:default-cell-style-name="ce4">
              <table:table-cell>
                <text:p text:style-name="P1"><text:span text:style-name="T12">id</text:span></text:p>
              </table:table-cell>
              <table:table-cell>
                <text:p text:style-name="P19"><text:span text:style-name="T12">user_name</text:span></text:p>
              </table:table-cell>
              <table:table-cell>
                <text:p text:style-name="P19"><text:span text:style-name="T12">balance</text:span></text:p>
              </table:table-cell>
              <table:table-cell>
                <text:list text:style-name="L2">
                  <text:list-header>
                    <text:p text:style-name="P19"><text:span text:style-name="T12">password_hash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p text:style-name="P23"><text:span text:style-name="T12">int</text:span></text:p>
              </table:table-cell>
              <table:table-cell>
                <text:p text:style-name="P1"><text:span text:style-name="T12">text</text:span></text:p>
              </table:table-cell>
              <table:table-cell>
                <text:p text:style-name="P19"><text:span text:style-name="T12">int</text:span></text:p>
              </table:table-cell>
              <table:table-cell>
                <text:list text:continue-numbering="true" text:style-name="L2">
                  <text:list-header>
                    <text:p text:style-name="P19"><text:span text:style-name="T12">char256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8" draw:layer="layout" svg:width="9.271cm" svg:height="2.159cm" svg:x="1.762cm" svg:y="1.762cm">
          <draw:text-box>
            <text:p text:style-name="P1"><text:span text:style-name="T8">銀行</text:span><text:span text:style-name="T8">SQL</text:span></text:p>
          </draw:text-box>
        </draw:frame>
        <draw:frame draw:style-name="standard" draw:layer="layout" svg:width="25.702cm" svg:height="4.425cm" svg:x="2.093cm" svg:y="13.76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5">
              <table:table-cell>
                <text:p text:style-name="P1">id</text:p>
              </table:table-cell>
              <table:table-cell>
                <text:p text:style-name="P1">currency</text:p>
              </table:table-cell>
              <table:table-cell>
                <text:p text:style-name="P1">withdrawn</text:p>
              </table:table-cell>
              <table:table-cell>
                <text:p text:style-name="P1">hidden_user_info </text:p>
              </table:table-cell>
              <table:table-cell>
                <text:p text:style-name="P1">binary_string</text:p>
              </table:table-cell>
            </table:table-row>
            <table:table-row table:style-name="ro5" table:default-cell-style-name="ce5">
              <table:table-cell>
                <text:p text:style-name="P1"><text:span text:style-name="T12">int</text:span></text:p>
              </table:table-cell>
              <table:table-cell>
                <text:p text:style-name="P1">text</text:p>
              </table:table-cell>
              <table:table-cell>
                <text:p text:style-name="P1">int(0/1)</text:p>
              </table:table-cell>
              <table:table-cell>
                <text:p text:style-name="P1">text</text:p>
              </table:table-cell>
              <table:table-cell>
                <text:p text:style-name="P1">tex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25" draw:layer="layout" svg:width="4.191cm" svg:height="1.651cm" svg:x="2.016cm" svg:y="5.064cm">
          <draw:text-box>
            <text:p text:style-name="P24"><text:span text:style-name="T13">USER</text:span></text:p>
          </draw:text-box>
        </draw:frame>
        <draw:frame draw:style-name="gr16" draw:text-style-name="P27" draw:layer="layout" svg:width="7.493cm" svg:height="1.651cm" svg:x="2.143cm" svg:y="11.795cm">
          <draw:text-box>
            <text:p text:style-name="P26"><text:span text:style-name="T14">CURRE</text:span><text:span text:style-name="T14">NC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0:24:39.726658945</meta:creation-date>
    <dc:date>2022-01-27T17:07:21.880959699</dc:date>
    <meta:editing-duration>PT8H38M27S</meta:editing-duration>
    <meta:editing-cycles>79</meta:editing-cycles>
    <meta:generator>LibreOffice/6.4.7.2$Linux_X86_64 LibreOffice_project/40$Build-2</meta:generator>
    <meta:document-statistic meta:object-count="37"/>
  </office:meta>
</office:document-meta>
</file>